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neas</text:p>
          </table:table-cell>
          <table:table-cell table:style-name="ce1" office:value-type="string">
            <text:p>miRNAS</text:p>
          </table:table-cell>
          <table:table-cell table:number-columns-repeated="2" table:style-name="ce1" office:value-type="string">
            <text:p>Especies</text:p>
          </table:table-cell>
          <table:table-cell table:style-name="ce1"/>
          <table:table-cell table:style-name="ce1" office:value-type="string">
            <text:p>Flia miR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57a</text:p>
          </table:table-cell>
          <table:table-cell table:style-name="ce2" table:formula="of:=[.A2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56/15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60a</text:p>
          </table:table-cell>
          <table:table-cell table:style-name="ce2" table:formula="of:=[.A3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59/miR31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69j</text:p>
          </table:table-cell>
          <table:table-cell table:style-name="ce2" table:formula="of:=[.A4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6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71c</text:p>
          </table:table-cell>
          <table:table-cell table:style-name="ce2" table:formula="of:=[.A5]/2"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iR16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72a</text:p>
          </table:table-cell>
          <table:table-cell table:style-name="ce2" table:formula="of:=[.A6]/2"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16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19c</text:p>
          </table:table-cell>
          <table:table-cell table:style-name="ce2" table:formula="of:=[.A7]/2"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iR165/miR16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0a</text:p>
          </table:table-cell>
          <table:table-cell table:style-name="ce2" table:formula="of:=[.A8]/2"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1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3a</text:p>
          </table:table-cell>
          <table:table-cell table:style-name="ce2" table:formula="of:=[.A9]/2"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iR1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6a</text:p>
          </table:table-cell>
          <table:table-cell table:style-name="ce2" table:formula="of:=[.A10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6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408</text:p>
          </table:table-cell>
          <table:table-cell table:style-name="ce2" table:formula="of:=[.A11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70/miR17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4b</text:p>
          </table:table-cell>
          <table:table-cell table:formula="of:=[.A12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7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7b</text:p>
          </table:table-cell>
          <table:table-cell table:formula="of:=[.A13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9b</text:p>
          </table:table-cell>
          <table:table-cell table:formula="of:=[.A14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396b</text:p>
          </table:table-cell>
          <table:table-cell table:formula="of:=[.A15]/2"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iR39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397a</text:p>
          </table:table-cell>
          <table:table-cell table:formula="of:=[.A16]/2"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iR39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64a</text:p>
          </table:table-cell>
          <table:table-cell table:formula="of:=[.A17]/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66f</text:p>
          </table:table-cell>
          <table:table-cell table:formula="of:=[.A18]/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39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72e</text:p>
          </table:table-cell>
          <table:table-cell table:formula="of:=[.A19]/2"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iR3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156b</text:p>
          </table:table-cell>
          <table:table-cell table:formula="of:=[.A20]/2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iR3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167d</text:p>
          </table:table-cell>
          <table:table-cell table:formula="of:=[.A21]/2" office:value-type="float" office:value="27">
            <text:p>2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iR40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399a</text:p>
          </table:table-cell>
          <table:table-cell table:formula="of:=[.A22]/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40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iR394b</text:p>
          </table:table-cell>
          <table:table-cell table:formula="of:=[.A23]/2" office:value-type="float" office:value="26">
            <text:p>2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iR82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iR399d</text:p>
          </table:table-cell>
          <table:table-cell table:formula="of:=[.A24]/2"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56h</text:p>
          </table:table-cell>
          <table:table-cell table:formula="of:=[.A25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66e</text:p>
          </table:table-cell>
          <table:table-cell table:formula="of:=[.A26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69a</text:p>
          </table:table-cell>
          <table:table-cell table:formula="of:=[.A27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399c</text:p>
          </table:table-cell>
          <table:table-cell table:formula="of:=[.A28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56e</text:p>
          </table:table-cell>
          <table:table-cell table:formula="of:=[.A29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2b</text:p>
          </table:table-cell>
          <table:table-cell table:formula="of:=[.A30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b</text:p>
          </table:table-cell>
          <table:table-cell table:formula="of:=[.A31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d</text:p>
          </table:table-cell>
          <table:table-cell table:formula="of:=[.A32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g</text:p>
          </table:table-cell>
          <table:table-cell table:formula="of:=[.A33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7a</text:p>
          </table:table-cell>
          <table:table-cell table:formula="of:=[.A34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7c</text:p>
          </table:table-cell>
          <table:table-cell table:formula="of:=[.A35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8b</text:p>
          </table:table-cell>
          <table:table-cell table:formula="of:=[.A36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9c</text:p>
          </table:table-cell>
          <table:table-cell table:formula="of:=[.A37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71a</text:p>
          </table:table-cell>
          <table:table-cell table:formula="of:=[.A38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72d</text:p>
          </table:table-cell>
          <table:table-cell table:formula="of:=[.A39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iR156f</text:p>
          </table:table-cell>
          <table:table-cell table:formula="of:=[.A40]/2"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iR169g</text:p>
          </table:table-cell>
          <table:table-cell table:formula="of:=[.A41]/2"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iR319b</text:p>
          </table:table-cell>
          <table:table-cell table:formula="of:=[.A42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iR399b</text:p>
          </table:table-cell>
          <table:table-cell table:formula="of:=[.A43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iR403</text:p>
          </table:table-cell>
          <table:table-cell table:formula="of:=[.A44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159b</text:p>
          </table:table-cell>
          <table:table-cell table:formula="of:=[.A45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170</text:p>
          </table:table-cell>
          <table:table-cell table:formula="of:=[.A46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19a</text:p>
          </table:table-cell>
          <table:table-cell table:formula="of:=[.A47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95a</text:p>
          </table:table-cell>
          <table:table-cell table:formula="of:=[.A48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95d</text:p>
          </table:table-cell>
          <table:table-cell table:formula="of:=[.A49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4a</text:p>
          </table:table-cell>
          <table:table-cell table:formula="of:=[.A50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5e</text:p>
          </table:table-cell>
          <table:table-cell table:formula="of:=[.A51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8a</text:p>
          </table:table-cell>
          <table:table-cell table:formula="of:=[.A52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156a</text:p>
          </table:table-cell>
          <table:table-cell table:formula="of:=[.A53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160c</text:p>
          </table:table-cell>
          <table:table-cell table:formula="of:=[.A54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399f</text:p>
          </table:table-cell>
          <table:table-cell table:formula="of:=[.A55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iR166a</text:p>
          </table:table-cell>
          <table:table-cell table:formula="of:=[.A56]/2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iR169f</text:p>
          </table:table-cell>
          <table:table-cell table:formula="of:=[.A57]/2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57c</text:p>
          </table:table-cell>
          <table:table-cell table:formula="of:=[.A58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57d</text:p>
          </table:table-cell>
          <table:table-cell table:formula="of:=[.A59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62a</text:p>
          </table:table-cell>
          <table:table-cell table:formula="of:=[.A60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72b</text:p>
          </table:table-cell>
          <table:table-cell table:formula="of:=[.A61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169l</text:p>
          </table:table-cell>
          <table:table-cell table:formula="of:=[.A62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172c</text:p>
          </table:table-cell>
          <table:table-cell table:formula="of:=[.A63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397b</text:p>
          </table:table-cell>
          <table:table-cell table:formula="of:=[.A64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398b</text:p>
          </table:table-cell>
          <table:table-cell table:formula="of:=[.A65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59a</text:p>
          </table:table-cell>
          <table:table-cell table:formula="of:=[.A66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68a</text:p>
          </table:table-cell>
          <table:table-cell table:formula="of:=[.A67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69h</text:p>
          </table:table-cell>
          <table:table-cell table:formula="of:=[.A68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56c</text:p>
          </table:table-cell>
          <table:table-cell table:formula="of:=[.A69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60b</text:p>
          </table:table-cell>
          <table:table-cell table:formula="of:=[.A70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69m</text:p>
          </table:table-cell>
          <table:table-cell table:formula="of:=[.A71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393b</text:p>
          </table:table-cell>
          <table:table-cell table:formula="of:=[.A72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57b</text:p>
          </table:table-cell>
          <table:table-cell table:formula="of:=[.A73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64c</text:p>
          </table:table-cell>
          <table:table-cell table:formula="of:=[.A74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69n</text:p>
          </table:table-cell>
          <table:table-cell table:formula="of:=[.A75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827</text:p>
          </table:table-cell>
          <table:table-cell table:formula="of:=[.A76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56d</text:p>
          </table:table-cell>
          <table:table-cell table:formula="of:=[.A77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6c</text:p>
          </table:table-cell>
          <table:table-cell table:formula="of:=[.A78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d</text:p>
          </table:table-cell>
          <table:table-cell table:formula="of:=[.A79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e</text:p>
          </table:table-cell>
          <table:table-cell table:formula="of:=[.A80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i</text:p>
          </table:table-cell>
          <table:table-cell table:formula="of:=[.A81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71b</text:p>
          </table:table-cell>
          <table:table-cell table:formula="of:=[.A82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390b</text:p>
          </table:table-cell>
          <table:table-cell table:formula="of:=[.A83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iR165b</text:p>
          </table:table-cell>
          <table:table-cell table:formula="of:=[.A84]/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159c</text:p>
          </table:table-cell>
          <table:table-cell table:formula="of:=[.A85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5b</text:p>
          </table:table-cell>
          <table:table-cell table:formula="of:=[.A86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5f</text:p>
          </table:table-cell>
          <table:table-cell table:formula="of:=[.A87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9e</text:p>
          </table:table-cell>
          <table:table-cell table:formula="of:=[.A88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156g</text:p>
          </table:table-cell>
          <table:table-cell table:formula="of:=[.A89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395c</text:p>
          </table:table-cell>
          <table:table-cell table:formula="of:=[.A90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398c</text:p>
          </table:table-cell>
          <table:table-cell table:formula="of:=[.A91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iR165a</text:p>
          </table:table-cell>
          <table:table-cell table:formula="of:=[.A92]/2"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iR169k</text:p>
          </table:table-cell>
          <table:table-cell table:formula="of:=[.A93]/2" office:value-type="float" office:value="5">
            <text:p>5</text:p>
          </table:table-cell>
          <table:table-cell table:number-columns-repeated="3"/>
        </table:table-row>
        <table:table-row table:style-name="ro2" table:number-rows-repeated="104848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1-14T17:41:34</meta:creation-date>
    <dc:date>2016-01-14T18:39:52</dc:date>
    <dc:creator>uciel </dc:creator>
    <meta:editing-duration>PT56M10S</meta:editing-duration>
    <meta:editing-cycles>13</meta:editing-cycles>
    <meta:generator>LibreOffice/3.5$Linux_X86_64 LibreOffice_project/350m1$Build-2</meta:generator>
    <meta:document-statistic meta:table-count="3" meta:cell-count="417" meta:object-count="0"/>
  </office:meta>
</office:document-meta>
</file>